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d67a5" officeooo:paragraph-rsid="001d67a5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5d626" officeooo:paragraph-rsid="001d67a5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01874e" officeooo:paragraph-rsid="001d67a5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5d626" officeooo:paragraph-rsid="001d67a5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1f4c9a" officeooo:paragraph-rsid="001d67a5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officeooo:rsid="0005d626" officeooo:paragraph-rsid="001d67a5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officeooo:rsid="001f4c9a" officeooo:paragraph-rsid="001d67a5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6pt" fo:font-weight="bold" officeooo:rsid="0001874e" officeooo:paragraph-rsid="001d67a5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usic Equipment/Sign Up Fees Assistance</text:p>
      <text:p text:style-name="P1"/>
      <text:p text:style-name="P1"/>
      <text:p text:style-name="P1"/>
      <text:p text:style-name="P6">Dirty Boy Racing Team</text:p>
      <text:p text:style-name="P4">1-520-221-1986</text:p>
      <text:p text:style-name="P4">dirtyboyracing@facebook</text:p>
      <text:p text:style-name="P4"><text:a xlink:type="simple" xlink:href="mailto:dirtyboyracing@gmail.com" text:style-name="Internet_20_link" text:visited-style-name="Visited_20_Internet_20_Link">dirtyboyracing@gmail.com</text:a></text:p>
      <text:p text:style-name="P4"/>
      <text:p text:style-name="P4"/>
      <text:p text:style-name="P6"/>
      <text:p text:style-name="P6">Four Wheel Drive Club</text:p>
      <text:p text:style-name="P4">1-520-586-6432</text:p>
      <text:p text:style-name="P4">fourwheeldriveclub@facebook</text:p>
      <text:p text:style-name="P6"><text:a xlink:type="simple" xlink:href="mailto:Fourwheeldriveclub@gmail.com" text:style-name="Internet_20_link" text:visited-style-name="Visited_20_Internet_20_Link">Fourwheeldriveclub@gmail.com</text:a></text:p>
      <text:p text:style-name="P6"/>
      <text:p text:style-name="P7"/>
      <text:p text:style-name="P7">Toys For Tots</text:p>
      <text:p text:style-name="P5">1-520-586-3332</text:p>
      <text:p text:style-name="P5"><text:a xlink:type="simple" xlink:href="mailto:toysfortots@gmail.com" text:style-name="Internet_20_link" text:visited-style-name="Visited_20_Internet_20_Link">toysfortots@gmail.com</text:a></text:p>
      <text:p text:style-name="P5"><text:a xlink:type="simple" xlink:href="http://www.toysfortots.org/" text:style-name="Internet_20_link" text:visited-style-name="Visited_20_Internet_20_Link">www.toysfortots.org</text:a></text:p>
      <text:p text:style-name="P2"/>
      <text:p text:style-name="P8"/>
      <text:p text:style-name="P8"/>
      <text:p text:style-name="P8">St Vincent De Paul</text:p>
      <text:p text:style-name="P3">1-520-586-2513</text:p>
      <text:p text:style-name="P3">236 W. Patagonia</text:p>
      <text:p text:style-name="P3">Benson, Az 85602</text:p>
      <text:p text:style-name="P3"><text:a xlink:type="simple" xlink:href="http://www.stvincentdepaul.com/" text:style-name="Internet_20_link" text:visited-style-name="Visited_20_Internet_20_Link">www.stvincentdepaul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7T12:32:06.906000000</meta:creation-date>
    <dc:date>2021-01-07T12:34:08.231000000</dc:date>
    <meta:editing-duration>PT2M1S</meta:editing-duration>
    <meta:editing-cycles>1</meta:editing-cycles>
    <meta:document-statistic meta:table-count="0" meta:image-count="0" meta:object-count="0" meta:page-count="1" meta:paragraph-count="18" meta:word-count="37" meta:character-count="365" meta:non-whitespace-character-count="346"/>
    <meta:generator>LibreOffice/6.2.8.2$Windows_X86_64 LibreOffice_project/f82ddfca21ebc1e222a662a32b25c0c9d20169ee</meta:generator>
  </office:meta>
</office:document-meta>
</file>